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8ca" officeooo:paragraph-rsid="000d08ca"/>
    </style:style>
    <style:style style:name="P2" style:family="paragraph" style:parent-style-name="Standard">
      <style:text-properties officeooo:rsid="000f01f1" officeooo:paragraph-rsid="000f01f1"/>
    </style:style>
    <style:style style:name="P3" style:family="paragraph" style:parent-style-name="Standard">
      <style:text-properties officeooo:rsid="00101c54" officeooo:paragraph-rsid="00101c54"/>
    </style:style>
    <style:style style:name="P4" style:family="paragraph" style:parent-style-name="Standard">
      <style:text-properties officeooo:rsid="0011c618" officeooo:paragraph-rsid="0011c618"/>
    </style:style>
    <style:style style:name="P5" style:family="paragraph" style:parent-style-name="Standard">
      <style:text-properties officeooo:rsid="00129d31" officeooo:paragraph-rsid="00129d31"/>
    </style:style>
    <style:style style:name="P6" style:family="paragraph" style:parent-style-name="Standard">
      <style:text-properties fo:font-weight="bold" officeooo:rsid="0013c45f" officeooo:paragraph-rsid="0013c45f" style:font-weight-asian="bold" style:font-weight-complex="bold"/>
    </style:style>
    <style:style style:name="P7" style:family="paragraph" style:parent-style-name="Standard">
      <style:text-properties fo:font-weight="bold" officeooo:rsid="0013c45f" officeooo:paragraph-rsid="0015945e" style:font-weight-asian="bold" style:font-weight-complex="bold"/>
    </style:style>
    <style:style style:name="P8" style:family="paragraph" style:parent-style-name="Standard">
      <style:text-properties fo:font-weight="bold" officeooo:rsid="00153283" officeooo:paragraph-rsid="00153283" style:font-weight-asian="bold" style:font-weight-complex="bold"/>
    </style:style>
    <style:style style:name="P9" style:family="paragraph" style:parent-style-name="Standard">
      <style:text-properties officeooo:rsid="00153283" officeooo:paragraph-rsid="00153283"/>
    </style:style>
    <style:style style:name="P10" style:family="paragraph" style:parent-style-name="Standard">
      <style:text-properties officeooo:rsid="0015945e" officeooo:paragraph-rsid="0015945e"/>
    </style:style>
    <style:style style:name="T1" style:family="text">
      <style:text-properties officeooo:rsid="0013c4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exam1@localhost bin]$ ./mongo</text:p>
      <text:p text:style-name="P1">MongoDB shell version: 3.0.4</text:p>
      <text:p text:style-name="P1">connecting to: test</text:p>
      <text:p text:style-name="P1">Server has startup warnings: </text:p>
      <text:p text:style-name="P1">2017-09-22T08:12:21.365+0530 I CONTROL <text:s/>[initandlisten] ** WARNING: You are running this process as the root user, which is not recommended.</text:p>
      <text:p text:style-name="P1">2017-09-22T08:12:21.365+0530 I CONTROL <text:s/>[initandlisten] </text:p>
      <text:p text:style-name="P1">2017-09-22T08:12:21.365+0530 I CONTROL <text:s/>[initandlisten] </text:p>
      <text:p text:style-name="P1">2017-09-22T08:12:21.365+0530 I CONTROL <text:s/>[initandlisten] ** WARNING: /sys/kernel/mm/transparent_hugepage/defrag is 'always'.</text:p>
      <text:p text:style-name="P1">2017-09-22T08:12:21.365+0530 I CONTROL <text:s/>[initandlisten] ** <text:s text:c="7"/>We suggest setting it to 'never'</text:p>
      <text:p text:style-name="P1">2017-09-22T08:12:21.365+0530 I CONTROL <text:s/>[initandlisten] </text:p>
      <text:p text:style-name="P1"/>
      <text:p text:style-name="P1">&gt; db.te3165</text:p>
      <text:p text:style-name="P1">&gt; use te3165</text:p>
      <text:p text:style-name="P1"/>
      <text:p text:style-name="P6">CREATION:</text:p>
      <text:p text:style-name="P1"/>
      <text:p text:style-name="P1">&gt; db.createCollection('Student');</text:p>
      <text:p text:style-name="P1"><text:span text:style-name="T1">&gt;</text:span> db.Student.insert({'Rollno':1, 'name':'Sangat', 'subject':['dbms','toc','cn']});</text:p>
      <text:p text:style-name="P1">WriteResult({ "nInserted" : 1 })</text:p>
      <text:p text:style-name="P1">&gt; db.Student.insert({'Rollno':2, 'name':'Chinmay', 'subject':['dbms','toc','cn']});</text:p>
      <text:p text:style-name="P1">WriteResult({ "nInserted" : 1 })</text:p>
      <text:p text:style-name="P1">&gt; db.Student.insert({'Rollno':3, 'name':'Pratik', 'subject':['ds','dm','del'],'languages':['c++','c','python']});</text:p>
      <text:p text:style-name="P1">WriteResult({ "nInserted" : 1 })</text:p>
      <text:p text:style-name="P1">&gt; db.Student.insert({'Rollno':4, 'name':'Dhwani', 'subject':['ds','dm','del'],'languages':['c++','c','python']});</text:p>
      <text:p text:style-name="P1">WriteResult({ "nInserted" : 1 })</text:p>
      <text:p text:style-name="P1">&gt; db.Student.insert({'Rollno':5, 'name':'Arnav', 'subject':['ds','dm','del'],'languages':['c++','c','python','java']});</text:p>
      <text:p text:style-name="P1">WriteResult({ "nInserted" : 1 })</text:p>
      <text:p text:style-name="P1">&gt; db.Student.insert({'Rollno':6, 'name':'Rohit', 'subject':['dbms','toc','cn'],'hobbies':'djaying'});</text:p>
      <text:p text:style-name="P1">WriteResult({ "nInserted" : 1 })</text:p>
      <text:p text:style-name="P1">&gt; db.Student.insert({'Rollno':7, 'name':'Rohit', 'subject':['dbms','toc','cn'],'hobbies':'djaying'});</text:p>
      <text:p text:style-name="P1">WriteResult({ "nInserted" : 1 })</text:p>
      <text:p text:style-name="P1">&gt; db.Student.insert({'Rollno':8, 'name':'Siddharth', 'subject':['dbms','toc','cn'],'hobbies':'[movies]'});</text:p>
      <text:p text:style-name="P1">WriteResult({ "nInserted" : 1 })</text:p>
      <text:p text:style-name="P1">&gt; db.Student.insert({'Rollno':9, 'name':'Saurabh', 'subject':['dbms','toc','cn'],'hobbies':['chess','meeting people']});</text:p>
      <text:p text:style-name="P1">WriteResult({ "nInserted" : 1 })</text:p>
      <text:p text:style-name="P1">&gt; db.Student.insert({'Rollno':10, 'name':'Abhijeet', 'subject':['dbms','toc','cn'],'hobbies':['singing','dancing','reading']});</text:p>
      <text:p text:style-name="P1">WriteResult({ "nInserted" : 1 })</text:p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RETRIEVE</text:p>
      <text:p text:style-name="P1"/>
      <text:p text:style-name="P1">&gt; db.Student.find().pretty();</text:p>
      <text:p text:style-name="P1"/>
      <text:p text:style-name="P1">{</text:p>
      <text:p text:style-name="P1"><text:tab/>"_id" : ObjectId("59c0abfa7578e4adb539f32c"),</text:p>
      <text:p text:style-name="P1"><text:tab/>"Rollno" : 1,</text:p>
      <text:p text:style-name="P1"><text:tab/>"name" : "Sangat",</text:p>
      <text:p text:style-name="P1"><text:tab/>"subject" : [</text:p>
      <text:p text:style-name="P1"><text:tab/><text:tab/>"dbms",</text:p>
      <text:p text:style-name="P1"><text:tab/><text:tab/>"toc",</text:p>
      <text:p text:style-name="P1"><text:tab/><text:tab/>"cn"</text:p>
      <text:p text:style-name="P1"><text:tab/>]</text:p>
      <text:p text:style-name="P1">}</text:p>
      <text:p text:style-name="P1">{</text:p>
      <text:p text:style-name="P1"><text:tab/>"_id" : ObjectId("59c0ac327578e4adb539f32d"),</text:p>
      <text:p text:style-name="P1"><text:tab/>"Rollno" : 2,</text:p>
      <text:p text:style-name="P1"><text:tab/>"name" : "Chinmay",</text:p>
      <text:p text:style-name="P1"><text:tab/>"subject" : [</text:p>
      <text:p text:style-name="P1"><text:tab/><text:tab/>"dbms",</text:p>
      <text:p text:style-name="P1"><text:tab/><text:tab/>"toc",</text:p>
      <text:p text:style-name="P1"><text:tab/><text:tab/>"cn"</text:p>
      <text:p text:style-name="P1"><text:tab/>]</text:p>
      <text:p text:style-name="P1">}</text:p>
      <text:p text:style-name="P1">{</text:p>
      <text:p text:style-name="P1"><text:tab/>"_id" : ObjectId("59c0aca27578e4adb539f32e"),</text:p>
      <text:p text:style-name="P1"><text:tab/>"Rollno" : 3,</text:p>
      <text:p text:style-name="P1"><text:tab/>"name" : "Pratik",</text:p>
      <text:p text:style-name="P1"><text:tab/>"subject" : [</text:p>
      <text:p text:style-name="P1"><text:tab/><text:tab/>"ds",</text:p>
      <text:p text:style-name="P1"><text:tab/><text:tab/>"dm",</text:p>
      <text:p text:style-name="P1"><text:tab/><text:tab/>"del"</text:p>
      <text:p text:style-name="P1"><text:tab/>],</text:p>
      <text:p text:style-name="P1"><text:tab/>"languages" : [</text:p>
      <text:p text:style-name="P1"><text:tab/><text:tab/>"c++",</text:p>
      <text:p text:style-name="P1"><text:tab/><text:tab/>"c",</text:p>
      <text:p text:style-name="P1"><text:tab/><text:tab/>"python"</text:p>
      <text:p text:style-name="P1"><text:tab/>]</text:p>
      <text:p text:style-name="P1">}</text:p>
      <text:p text:style-name="P1">{</text:p>
      <text:p text:style-name="P1"><text:tab/>"_id" : ObjectId("59c0acb97578e4adb539f32f"),</text:p>
      <text:p text:style-name="P1"><text:tab/>"Rollno" : 4,</text:p>
      <text:p text:style-name="P1"><text:tab/>"name" : "Dhwani",</text:p>
      <text:p text:style-name="P1"><text:tab/>"subject" : [</text:p>
      <text:p text:style-name="P1"><text:tab/><text:tab/>"ds",</text:p>
      <text:p text:style-name="P1"><text:tab/><text:tab/>"dm",</text:p>
      <text:p text:style-name="P1"><text:tab/><text:tab/>"del"</text:p>
      <text:p text:style-name="P1"><text:tab/>],</text:p>
      <text:p text:style-name="P1"><text:tab/>"languages" : [</text:p>
      <text:p text:style-name="P1"><text:soft-page-break/><text:tab/><text:tab/>"c++",</text:p>
      <text:p text:style-name="P1"><text:tab/><text:tab/>"c",</text:p>
      <text:p text:style-name="P1"><text:tab/><text:tab/>"python"</text:p>
      <text:p text:style-name="P1"><text:tab/>]</text:p>
      <text:p text:style-name="P1">}</text:p>
      <text:p text:style-name="P1">{</text:p>
      <text:p text:style-name="P1"><text:tab/>"_id" : ObjectId("59c0acd17578e4adb539f330"),</text:p>
      <text:p text:style-name="P1"><text:tab/>"Rollno" : 5,</text:p>
      <text:p text:style-name="P1"><text:tab/>"name" : "Arnav",</text:p>
      <text:p text:style-name="P1"><text:tab/>"subject" : [</text:p>
      <text:p text:style-name="P1"><text:tab/><text:tab/>"ds",</text:p>
      <text:p text:style-name="P1"><text:tab/><text:tab/>"dm",</text:p>
      <text:p text:style-name="P1"><text:tab/><text:tab/>"del"</text:p>
      <text:p text:style-name="P1"><text:tab/>],</text:p>
      <text:p text:style-name="P1"><text:tab/>"languages" : [</text:p>
      <text:p text:style-name="P1"><text:tab/><text:tab/>"c++",</text:p>
      <text:p text:style-name="P1"><text:tab/><text:tab/>"c",</text:p>
      <text:p text:style-name="P1"><text:tab/><text:tab/>"python",</text:p>
      <text:p text:style-name="P1"><text:tab/><text:tab/>"java"</text:p>
      <text:p text:style-name="P1"><text:tab/>]</text:p>
      <text:p text:style-name="P1">}</text:p>
      <text:p text:style-name="P1">{</text:p>
      <text:p text:style-name="P1"><text:tab/>"_id" : ObjectId("59c0ad0c7578e4adb539f331"),</text:p>
      <text:p text:style-name="P1"><text:tab/>"Rollno" : 6,</text:p>
      <text:p text:style-name="P1"><text:tab/>"name" : "Rohit",</text:p>
      <text:p text:style-name="P1"><text:tab/>"subject" : [</text:p>
      <text:p text:style-name="P1"><text:tab/><text:tab/>"dbms",</text:p>
      <text:p text:style-name="P1"><text:tab/><text:tab/>"toc",</text:p>
      <text:p text:style-name="P1"><text:tab/><text:tab/>"cn"</text:p>
      <text:p text:style-name="P1"><text:tab/>],</text:p>
      <text:p text:style-name="P1"><text:tab/>"hobbies" : "djaying"</text:p>
      <text:p text:style-name="P1">}</text:p>
      <text:p text:style-name="P1">{</text:p>
      <text:p text:style-name="P1"><text:tab/>"_id" : ObjectId("59c0adb47578e4adb539f332"),</text:p>
      <text:p text:style-name="P1"><text:tab/>"Rollno" : 7,</text:p>
      <text:p text:style-name="P1"><text:tab/>"name" : "Rohit",</text:p>
      <text:p text:style-name="P1"><text:tab/>"subject" : [</text:p>
      <text:p text:style-name="P1"><text:tab/><text:tab/>"dbms",</text:p>
      <text:p text:style-name="P1"><text:tab/><text:tab/>"toc",</text:p>
      <text:p text:style-name="P1"><text:tab/><text:tab/>"cn"</text:p>
      <text:p text:style-name="P1"><text:tab/>],</text:p>
      <text:p text:style-name="P1"><text:tab/>"hobbies" : "djaying"</text:p>
      <text:p text:style-name="P1">}</text:p>
      <text:p text:style-name="P1">{</text:p>
      <text:p text:style-name="P1"><text:tab/>"_id" : ObjectId("59c0addc7578e4adb539f333"),</text:p>
      <text:p text:style-name="P1"><text:tab/>"Rollno" : 8,</text:p>
      <text:p text:style-name="P1"><text:tab/>"name" : "Siddharth",</text:p>
      <text:p text:style-name="P1"><text:tab/>"subject" : [</text:p>
      <text:p text:style-name="P1"><text:tab/><text:tab/>"dbms",</text:p>
      <text:p text:style-name="P1"><text:soft-page-break/><text:tab/><text:tab/>"toc",</text:p>
      <text:p text:style-name="P1"><text:tab/><text:tab/>"cn"</text:p>
      <text:p text:style-name="P1"><text:tab/>],</text:p>
      <text:p text:style-name="P1"><text:tab/>"hobbies" : "[movies]"</text:p>
      <text:p text:style-name="P1">}</text:p>
      <text:p text:style-name="P1">{</text:p>
      <text:p text:style-name="P1"><text:tab/>"_id" : ObjectId("59c0ae447578e4adb539f334"),</text:p>
      <text:p text:style-name="P1"><text:tab/>"Rollno" : 9,</text:p>
      <text:p text:style-name="P1"><text:tab/>"name" : "Saurabh",</text:p>
      <text:p text:style-name="P1"><text:tab/>"subject" : [</text:p>
      <text:p text:style-name="P1"><text:tab/><text:tab/>"dbms",</text:p>
      <text:p text:style-name="P1"><text:tab/><text:tab/>"toc",</text:p>
      <text:p text:style-name="P1"><text:tab/><text:tab/>"cn"</text:p>
      <text:p text:style-name="P1"><text:tab/>],</text:p>
      <text:p text:style-name="P1"><text:tab/>"hobbies" : [</text:p>
      <text:p text:style-name="P1"><text:tab/><text:tab/>"chess",</text:p>
      <text:p text:style-name="P1"><text:tab/><text:tab/>"meeting people"</text:p>
      <text:p text:style-name="P1"><text:tab/>]</text:p>
      <text:p text:style-name="P1">}</text:p>
      <text:p text:style-name="P1">{</text:p>
      <text:p text:style-name="P1"><text:tab/>"_id" : ObjectId("59c0ae887578e4adb539f335"),</text:p>
      <text:p text:style-name="P1"><text:tab/>"Rollno" : 10,</text:p>
      <text:p text:style-name="P1"><text:tab/>"name" : "Abhijeet",</text:p>
      <text:p text:style-name="P1"><text:tab/>"subject" : [</text:p>
      <text:p text:style-name="P1"><text:tab/><text:tab/>"dbms",</text:p>
      <text:p text:style-name="P1"><text:tab/><text:tab/>"toc",</text:p>
      <text:p text:style-name="P1"><text:tab/><text:tab/>"cn"</text:p>
      <text:p text:style-name="P1"><text:tab/>],</text:p>
      <text:p text:style-name="P1"><text:tab/>"hobbies" : [</text:p>
      <text:p text:style-name="P1"><text:tab/><text:tab/>"singing",</text:p>
      <text:p text:style-name="P1"><text:tab/><text:tab/>"dancing",</text:p>
      <text:p text:style-name="P1"><text:tab/><text:tab/>"reading"</text:p>
      <text:p text:style-name="P1"><text:tab/>]</text:p>
      <text:p text:style-name="P1">}</text:p>
      <text:p text:style-name="P1"/>
      <text:p text:style-name="P2">&gt; db.Student.find({'name':'Sangat'}).pretty();</text:p>
      <text:p text:style-name="P10">{ "_id" : ObjectId("59c488b18312eebaa24570fd"), "Rollno" : 11, "name" : "Sangat", "subject" : "dbms" }</text:p>
      <text:p text:style-name="P2"/>
      <text:p text:style-name="P6">CONDITIONAL RETRIEVE:</text:p>
      <text:p text:style-name="P6"/>
      <text:p text:style-name="P2">&gt; db.Student.find({'Rollno':{$gt:5}});</text:p>
      <text:p text:style-name="P2">{ "_id" : ObjectId("59c0ad0c7578e4adb539f331"), "Rollno" : 6, "name" : "Rohit", "subject" : [ "dbms", "toc", "cn" ], "hobbies" : "djaying" }</text:p>
      <text:p text:style-name="P2">{ "_id" : ObjectId("59c0adb47578e4adb539f332"), "Rollno" : 7, "name" : "Rohit", "subject" : [ "dbms", "toc", "cn" ], "hobbies" : "djaying" }</text:p>
      <text:p text:style-name="P2">{ "_id" : ObjectId("59c0addc7578e4adb539f333"), "Rollno" : 8, "name" : "Siddharth", "subject" : [ "dbms", "toc", "cn" ], "hobbies" : "[movies]" }</text:p>
      <text:p text:style-name="P2">{ "_id" : ObjectId("59c0ae447578e4adb539f334"), "Rollno" : 9, "name" : "Saurabh", "subject" : <text:soft-page-break/>[ "dbms", "toc", "cn" ], "hobbies" : [ "chess", "meeting people" ] }</text:p>
      <text:p text:style-name="P2">{ "_id" : ObjectId("59c0ae887578e4adb539f335"), "Rollno" : 10, "name" : "Abhijeet", "subject" : [ "dbms", "toc", "cn" ], "hobbies" : [ "singing", "dancing", "reading" ] }</text:p>
      <text:p text:style-name="P2"/>
      <text:p text:style-name="P2">&gt; db.Student.find({'Rollno':{$gt:5}}).pretty();</text:p>
      <text:p text:style-name="P10">{ "_id" : ObjectId("59c0ad0c7578e4adb539f331"), "Rollno" : 6, "name" : "Rohit", "subject" : [ "dbms", "toc", "cn" ], "hobbies" : "djaying" }</text:p>
      <text:p text:style-name="P10">{ "_id" : ObjectId("59c0adb47578e4adb539f332"), "Rollno" : 7, "name" : "Rohit", "subject" : [ "dbms", "toc", "cn" ], "hobbies" : "djaying" }</text:p>
      <text:p text:style-name="P10">{ "_id" : ObjectId("59c0addc7578e4adb539f333"), "Rollno" : 8, "name" : "Siddharth", "subject" : "dbms", "hobbies" : "[movies]" }</text:p>
      <text:p text:style-name="P10">{ "_id" : ObjectId("59c0ae447578e4adb539f334"), "Rollno" : 9, "name" : "Saurabh", "subject" : "dbms", "hobbies" : [ "chess", "meeting people" ] }</text:p>
      <text:p text:style-name="P10">{ "_id" : ObjectId("59c0ae887578e4adb539f335"), "Rollno" : 10, "name" : "Abhijeet", "subject" : "dbms", "hobbies" : [ "singing", "dancing", "reading" ] }</text:p>
      <text:p text:style-name="P10">{ "_id" : ObjectId("59c488b18312eebaa24570fd"), "Rollno" : 11, "name" : "Sangat", "subject" : "dbms" }</text:p>
      <text:p text:style-name="P10"/>
      <text:p text:style-name="P6">OR:</text:p>
      <text:p text:style-name="P2"/>
      <text:p text:style-name="P2">&gt; db.Student.find({$or:[{'Rollno':5},{'hobbies':'singing'}]}).pretty();</text:p>
      <text:p text:style-name="P10">{ "_id" : ObjectId("59c0acd17578e4adb539f330"), "Rollno" : 5, "name" : "Arnav", "subject" : [ "ds", "dm", "del" ], "languages" : [ "c++", "c", "python", "java" ] }</text:p>
      <text:p text:style-name="P10">{ "_id" : ObjectId("59c0ae887578e4adb539f335"), "Rollno" : 10, "name" : "Abhijeet", "subject" : "dbms", "hobbies" : [ "singing", "dancing", "reading" ] }</text:p>
      <text:p text:style-name="P2"/>
      <text:p text:style-name="P7">AND:</text:p>
      <text:p text:style-name="P7"/>
      <text:p text:style-name="P2">&gt; db.Student.find({$and:[{'Rollno':{$gt:5}},{'subject':'dbms'}]}).pretty();</text:p>
      <text:p text:style-name="P10">{ "_id" : ObjectId("59c0ad0c7578e4adb539f331"), "Rollno" : 6, "name" : "Rohit", "subject" : [ "dbms", "toc", "cn" ], "hobbies" : "djaying" }</text:p>
      <text:p text:style-name="P10">{ "_id" : ObjectId("59c0adb47578e4adb539f332"), "Rollno" : 7, "name" : "Rohit", "subject" : [ "dbms", "toc", "cn" ], "hobbies" : "djaying" }</text:p>
      <text:p text:style-name="P10">{ "_id" : ObjectId("59c0addc7578e4adb539f333"), "Rollno" : 8, "name" : "Siddharth", "subject" : "dbms", "hobbies" : "[movies]" }</text:p>
      <text:p text:style-name="P10">{ "_id" : ObjectId("59c0ae447578e4adb539f334"), "Rollno" : 9, "name" : "Saurabh", "subject" : "dbms", "hobbies" : [ "chess", "meeting people" ] }</text:p>
      <text:p text:style-name="P10">{ "_id" : ObjectId("59c0ae887578e4adb539f335"), "Rollno" : 10, "name" : "Abhijeet", "subject" : "dbms", "hobbies" : [ "singing", "dancing", "reading" ] }</text:p>
      <text:p text:style-name="P10">{ "_id" : ObjectId("59c488b18312eebaa24570fd"), "Rollno" : 11, "name" : "Sangat", "subject" : "dbms" }</text:p>
      <text:p text:style-name="P2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><text:soft-page-break/></text:p>
      <text:p text:style-name="P6">NOT:</text:p>
      <text:p text:style-name="P2"/>
      <text:p text:style-name="P2">&gt; db.Student.find({'Rollno':{$not:{$gt:5}}}).pretty();</text:p>
      <text:p text:style-name="P2">{</text:p>
      <text:p text:style-name="P2"><text:tab/>"_id" : ObjectId("59c0abfa7578e4adb539f32c"),</text:p>
      <text:p text:style-name="P2"><text:tab/>"Rollno" : 1,</text:p>
      <text:p text:style-name="P2"><text:tab/>"name" : "Sangat",</text:p>
      <text:p text:style-name="P2"><text:tab/>"subject" : [</text:p>
      <text:p text:style-name="P2"><text:tab/><text:tab/>"dbms",</text:p>
      <text:p text:style-name="P2"><text:tab/><text:tab/>"toc",</text:p>
      <text:p text:style-name="P2"><text:tab/><text:tab/>"cn"</text:p>
      <text:p text:style-name="P2"><text:tab/>]</text:p>
      <text:p text:style-name="P2">}</text:p>
      <text:p text:style-name="P2">{</text:p>
      <text:p text:style-name="P2"><text:tab/>"_id" : ObjectId("59c0ac327578e4adb539f32d"),</text:p>
      <text:p text:style-name="P2"><text:tab/>"Rollno" : 2,</text:p>
      <text:p text:style-name="P2"><text:tab/>"name" : "Chinmay",</text:p>
      <text:p text:style-name="P2"><text:tab/>"subject" : [</text:p>
      <text:p text:style-name="P2"><text:tab/><text:tab/>"dbms",</text:p>
      <text:p text:style-name="P2"><text:tab/><text:tab/>"toc",</text:p>
      <text:p text:style-name="P2"><text:tab/><text:tab/>"cn"</text:p>
      <text:p text:style-name="P2"><text:tab/>]</text:p>
      <text:p text:style-name="P2">}</text:p>
      <text:p text:style-name="P2">{</text:p>
      <text:p text:style-name="P2"><text:tab/>"_id" : ObjectId("59c0aca27578e4adb539f32e"),</text:p>
      <text:p text:style-name="P2"><text:tab/>"Rollno" : 3,</text:p>
      <text:p text:style-name="P2"><text:tab/>"name" : "Pratik",</text:p>
      <text:p text:style-name="P2"><text:tab/>"subject" : [</text:p>
      <text:p text:style-name="P2"><text:tab/><text:tab/>"ds",</text:p>
      <text:p text:style-name="P2"><text:tab/><text:tab/>"dm",</text:p>
      <text:p text:style-name="P2"><text:tab/><text:tab/>"del"</text:p>
      <text:p text:style-name="P2"><text:tab/>],</text:p>
      <text:p text:style-name="P2"><text:tab/>"languages" : [</text:p>
      <text:p text:style-name="P2"><text:tab/><text:tab/>"c++",</text:p>
      <text:p text:style-name="P2"><text:tab/><text:tab/>"c",</text:p>
      <text:p text:style-name="P2"><text:tab/><text:tab/>"python"</text:p>
      <text:p text:style-name="P2"><text:tab/>]</text:p>
      <text:p text:style-name="P2">}</text:p>
      <text:p text:style-name="P2">{</text:p>
      <text:p text:style-name="P2"><text:tab/>"_id" : ObjectId("59c0acb97578e4adb539f32f"),</text:p>
      <text:p text:style-name="P2"><text:tab/>"Rollno" : 4,</text:p>
      <text:p text:style-name="P2"><text:tab/>"name" : "Dhwani",</text:p>
      <text:p text:style-name="P2"><text:tab/>"subject" : [</text:p>
      <text:p text:style-name="P2"><text:tab/><text:tab/>"ds",</text:p>
      <text:p text:style-name="P2"><text:tab/><text:tab/>"dm",</text:p>
      <text:p text:style-name="P2"><text:tab/><text:tab/>"del"</text:p>
      <text:p text:style-name="P2"><text:tab/>],</text:p>
      <text:p text:style-name="P2"><text:tab/>"languages" : [</text:p>
      <text:p text:style-name="P2"><text:soft-page-break/><text:tab/><text:tab/>"c++",</text:p>
      <text:p text:style-name="P2"><text:tab/><text:tab/>"c",</text:p>
      <text:p text:style-name="P2"><text:tab/><text:tab/>"python"</text:p>
      <text:p text:style-name="P2"><text:tab/>]</text:p>
      <text:p text:style-name="P2">}</text:p>
      <text:p text:style-name="P2">{</text:p>
      <text:p text:style-name="P2"><text:tab/>"_id" : ObjectId("59c0acd17578e4adb539f330"),</text:p>
      <text:p text:style-name="P2"><text:tab/>"Rollno" : 5,</text:p>
      <text:p text:style-name="P2"><text:tab/>"name" : "Arnav",</text:p>
      <text:p text:style-name="P2"><text:tab/>"subject" : [</text:p>
      <text:p text:style-name="P2"><text:tab/><text:tab/>"ds",</text:p>
      <text:p text:style-name="P2"><text:tab/><text:tab/>"dm",</text:p>
      <text:p text:style-name="P2"><text:tab/><text:tab/>"del"</text:p>
      <text:p text:style-name="P2"><text:tab/>],</text:p>
      <text:p text:style-name="P2"><text:tab/>"languages" : [</text:p>
      <text:p text:style-name="P2"><text:tab/><text:tab/>"c++",</text:p>
      <text:p text:style-name="P2"><text:tab/><text:tab/>"c",</text:p>
      <text:p text:style-name="P2"><text:tab/><text:tab/>"python",</text:p>
      <text:p text:style-name="P2"><text:tab/><text:tab/>"java"</text:p>
      <text:p text:style-name="P2"><text:tab/>]</text:p>
      <text:p text:style-name="P2">}</text:p>
      <text:p text:style-name="P2"/>
      <text:p text:style-name="P6">UPDATE:</text:p>
      <text:p text:style-name="P2"/>
      <text:p text:style-name="P3">&gt; db.Student.update({'Rollno':{$gt:7}},{$set:{'subject':"dbms"}},{multi:true});</text:p>
      <text:p text:style-name="P3">WriteResult({ "nMatched" : 3, "nUpserted" : 0, "nModified" : 3 })</text:p>
      <text:p text:style-name="P3"/>
      <text:p text:style-name="P3">&gt; db.Student.find().pretty();</text:p>
      <text:p text:style-name="P3">{</text:p>
      <text:p text:style-name="P3"><text:tab/>"_id" : ObjectId("59c0abfa7578e4adb539f32c"),</text:p>
      <text:p text:style-name="P3"><text:tab/>"Rollno" : 1,</text:p>
      <text:p text:style-name="P3"><text:tab/>"name" : "Sanga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</text:p>
      <text:p text:style-name="P3">}</text:p>
      <text:p text:style-name="P3">{</text:p>
      <text:p text:style-name="P3"><text:tab/>"_id" : ObjectId("59c0ac327578e4adb539f32d"),</text:p>
      <text:p text:style-name="P3"><text:tab/>"Rollno" : 2,</text:p>
      <text:p text:style-name="P3"><text:tab/>"name" : "Chinmay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</text:p>
      <text:p text:style-name="P3">}</text:p>
      <text:p text:style-name="P3">{</text:p>
      <text:p text:style-name="P3"><text:soft-page-break/><text:tab/>"_id" : ObjectId("59c0aca27578e4adb539f32e"),</text:p>
      <text:p text:style-name="P3"><text:tab/>"Rollno" : 3,</text:p>
      <text:p text:style-name="P3"><text:tab/>"name" : "Pratik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</text:p>
      <text:p text:style-name="P3"><text:tab/>]</text:p>
      <text:p text:style-name="P3">}</text:p>
      <text:p text:style-name="P3">{</text:p>
      <text:p text:style-name="P3"><text:tab/>"_id" : ObjectId("59c0acb97578e4adb539f32f"),</text:p>
      <text:p text:style-name="P3"><text:tab/>"Rollno" : 4,</text:p>
      <text:p text:style-name="P3"><text:tab/>"name" : "Dhwani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</text:p>
      <text:p text:style-name="P3"><text:tab/>]</text:p>
      <text:p text:style-name="P3">}</text:p>
      <text:p text:style-name="P3">{</text:p>
      <text:p text:style-name="P3"><text:tab/>"_id" : ObjectId("59c0acd17578e4adb539f330"),</text:p>
      <text:p text:style-name="P3"><text:tab/>"Rollno" : 5,</text:p>
      <text:p text:style-name="P3"><text:tab/>"name" : "Arnav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,</text:p>
      <text:p text:style-name="P3"><text:tab/><text:tab/>"java"</text:p>
      <text:p text:style-name="P3"><text:tab/>]</text:p>
      <text:p text:style-name="P3">}</text:p>
      <text:p text:style-name="P3">{</text:p>
      <text:p text:style-name="P3"><text:tab/>"_id" : ObjectId("59c0ad0c7578e4adb539f331"),</text:p>
      <text:p text:style-name="P3"><text:tab/>"Rollno" : 6,</text:p>
      <text:p text:style-name="P3"><text:tab/>"name" : "Rohit",</text:p>
      <text:p text:style-name="P3"><text:soft-page-break/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,</text:p>
      <text:p text:style-name="P3"><text:tab/>"hobbies" : "djaying"</text:p>
      <text:p text:style-name="P3">}</text:p>
      <text:p text:style-name="P3">{</text:p>
      <text:p text:style-name="P3"><text:tab/>"_id" : ObjectId("59c0adb47578e4adb539f332"),</text:p>
      <text:p text:style-name="P3"><text:tab/>"Rollno" : 7,</text:p>
      <text:p text:style-name="P3"><text:tab/>"name" : "Rohi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,</text:p>
      <text:p text:style-name="P3"><text:tab/>"hobbies" : "djaying"</text:p>
      <text:p text:style-name="P3">}</text:p>
      <text:p text:style-name="P3">{</text:p>
      <text:p text:style-name="P3"><text:tab/>"_id" : ObjectId("59c0addc7578e4adb539f333"),</text:p>
      <text:p text:style-name="P3"><text:tab/>"Rollno" : 8,</text:p>
      <text:p text:style-name="P3"><text:tab/>"name" : "Siddharth",</text:p>
      <text:p text:style-name="P3"><text:tab/>"subject" : "dbms",</text:p>
      <text:p text:style-name="P3"><text:tab/>"hobbies" : "[movies]"</text:p>
      <text:p text:style-name="P3">}</text:p>
      <text:p text:style-name="P3">{</text:p>
      <text:p text:style-name="P3"><text:tab/>"_id" : ObjectId("59c0ae447578e4adb539f334"),</text:p>
      <text:p text:style-name="P3"><text:tab/>"Rollno" : 9,</text:p>
      <text:p text:style-name="P3"><text:tab/>"name" : "Saurabh",</text:p>
      <text:p text:style-name="P3"><text:tab/>"subject" : "dbms",</text:p>
      <text:p text:style-name="P3"><text:tab/>"hobbies" : [</text:p>
      <text:p text:style-name="P3"><text:tab/><text:tab/>"chess",</text:p>
      <text:p text:style-name="P3"><text:tab/><text:tab/>"meeting people"</text:p>
      <text:p text:style-name="P3"><text:tab/>]</text:p>
      <text:p text:style-name="P3">}</text:p>
      <text:p text:style-name="P3">{</text:p>
      <text:p text:style-name="P3"><text:tab/>"_id" : ObjectId("59c0ae887578e4adb539f335"),</text:p>
      <text:p text:style-name="P3"><text:tab/>"Rollno" : 10,</text:p>
      <text:p text:style-name="P3"><text:tab/>"name" : "Abhijeet",</text:p>
      <text:p text:style-name="P3"><text:tab/>"subject" : "dbms",</text:p>
      <text:p text:style-name="P3"><text:tab/>"hobbies" : [</text:p>
      <text:p text:style-name="P3"><text:tab/><text:tab/>"singing",</text:p>
      <text:p text:style-name="P3"><text:tab/><text:tab/>"dancing",</text:p>
      <text:p text:style-name="P3"><text:tab/><text:tab/>"reading"</text:p>
      <text:p text:style-name="P3"><text:tab/>]</text:p>
      <text:p text:style-name="P3">}</text:p>
      <text:p text:style-name="P3"/>
      <text:p text:style-name="P3"/>
      <text:p text:style-name="P3"/>
      <text:p text:style-name="P3"><text:soft-page-break/></text:p>
      <text:p text:style-name="P6">UPSERT:</text:p>
      <text:p text:style-name="P3"/>
      <text:p text:style-name="P3">&gt; db.Student.update({'Rollno':{$gt:10}},{$set:{'name':'Taha','subject':'toc'}},{upsert:true});</text:p>
      <text:p text:style-name="P3">WriteResult({</text:p>
      <text:p text:style-name="P3"><text:tab/>"nMatched" : 0,</text:p>
      <text:p text:style-name="P3"><text:tab/>"nUpserted" : 1,</text:p>
      <text:p text:style-name="P3"><text:tab/>"nModified" : 0,</text:p>
      <text:p text:style-name="P3"><text:tab/>"_id" : ObjectId("59c480dc49c761f1a4ad2c7b")</text:p>
      <text:p text:style-name="P3">})</text:p>
      <text:p text:style-name="P3"/>
      <text:p text:style-name="P3">&gt; db.Student.find().pretty();</text:p>
      <text:p text:style-name="P3">{</text:p>
      <text:p text:style-name="P3"><text:tab/>"_id" : ObjectId("59c0abfa7578e4adb539f32c"),</text:p>
      <text:p text:style-name="P3"><text:tab/>"Rollno" : 1,</text:p>
      <text:p text:style-name="P3"><text:tab/>"name" : "Sanga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</text:p>
      <text:p text:style-name="P3">}</text:p>
      <text:p text:style-name="P3">{</text:p>
      <text:p text:style-name="P3"><text:tab/>"_id" : ObjectId("59c0ac327578e4adb539f32d"),</text:p>
      <text:p text:style-name="P3"><text:tab/>"Rollno" : 2,</text:p>
      <text:p text:style-name="P3"><text:tab/>"name" : "Chinmay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</text:p>
      <text:p text:style-name="P3">}</text:p>
      <text:p text:style-name="P3">{</text:p>
      <text:p text:style-name="P3"><text:tab/>"_id" : ObjectId("59c0aca27578e4adb539f32e"),</text:p>
      <text:p text:style-name="P3"><text:tab/>"Rollno" : 3,</text:p>
      <text:p text:style-name="P3"><text:tab/>"name" : "Pratik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</text:p>
      <text:p text:style-name="P3"><text:tab/>]</text:p>
      <text:p text:style-name="P3">}</text:p>
      <text:p text:style-name="P3">{</text:p>
      <text:p text:style-name="P3"><text:tab/>"_id" : ObjectId("59c0acb97578e4adb539f32f"),</text:p>
      <text:p text:style-name="P3"><text:soft-page-break/><text:tab/>"Rollno" : 4,</text:p>
      <text:p text:style-name="P3"><text:tab/>"name" : "Dhwani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</text:p>
      <text:p text:style-name="P3"><text:tab/>]</text:p>
      <text:p text:style-name="P3">}</text:p>
      <text:p text:style-name="P3">{</text:p>
      <text:p text:style-name="P3"><text:tab/>"_id" : ObjectId("59c0acd17578e4adb539f330"),</text:p>
      <text:p text:style-name="P3"><text:tab/>"Rollno" : 5,</text:p>
      <text:p text:style-name="P3"><text:tab/>"name" : "Arnav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,</text:p>
      <text:p text:style-name="P3"><text:tab/><text:tab/>"java"</text:p>
      <text:p text:style-name="P3"><text:tab/>]</text:p>
      <text:p text:style-name="P3">}</text:p>
      <text:p text:style-name="P3">{</text:p>
      <text:p text:style-name="P3"><text:tab/>"_id" : ObjectId("59c0ad0c7578e4adb539f331"),</text:p>
      <text:p text:style-name="P3"><text:tab/>"Rollno" : 6,</text:p>
      <text:p text:style-name="P3"><text:tab/>"name" : "Rohi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,</text:p>
      <text:p text:style-name="P3"><text:tab/>"hobbies" : "djaying"</text:p>
      <text:p text:style-name="P3">}</text:p>
      <text:p text:style-name="P3">{</text:p>
      <text:p text:style-name="P3"><text:tab/>"_id" : ObjectId("59c0adb47578e4adb539f332"),</text:p>
      <text:p text:style-name="P3"><text:tab/>"Rollno" : 7,</text:p>
      <text:p text:style-name="P3"><text:tab/>"name" : "Rohi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,</text:p>
      <text:p text:style-name="P3"><text:soft-page-break/><text:tab/>"hobbies" : "djaying"</text:p>
      <text:p text:style-name="P3">}</text:p>
      <text:p text:style-name="P3">{</text:p>
      <text:p text:style-name="P3"><text:tab/>"_id" : ObjectId("59c0addc7578e4adb539f333"),</text:p>
      <text:p text:style-name="P3"><text:tab/>"Rollno" : 8,</text:p>
      <text:p text:style-name="P3"><text:tab/>"name" : "Siddharth",</text:p>
      <text:p text:style-name="P3"><text:tab/>"subject" : "dbms",</text:p>
      <text:p text:style-name="P3"><text:tab/>"hobbies" : "[movies]"</text:p>
      <text:p text:style-name="P3">}</text:p>
      <text:p text:style-name="P3">{</text:p>
      <text:p text:style-name="P3"><text:tab/>"_id" : ObjectId("59c0ae447578e4adb539f334"),</text:p>
      <text:p text:style-name="P3"><text:tab/>"Rollno" : 9,</text:p>
      <text:p text:style-name="P3"><text:tab/>"name" : "Saurabh",</text:p>
      <text:p text:style-name="P3"><text:tab/>"subject" : "dbms",</text:p>
      <text:p text:style-name="P3"><text:tab/>"hobbies" : [</text:p>
      <text:p text:style-name="P3"><text:tab/><text:tab/>"chess",</text:p>
      <text:p text:style-name="P3"><text:tab/><text:tab/>"meeting people"</text:p>
      <text:p text:style-name="P3"><text:tab/>]</text:p>
      <text:p text:style-name="P3">}</text:p>
      <text:p text:style-name="P3">{</text:p>
      <text:p text:style-name="P3"><text:tab/>"_id" : ObjectId("59c0ae887578e4adb539f335"),</text:p>
      <text:p text:style-name="P3"><text:tab/>"Rollno" : 10,</text:p>
      <text:p text:style-name="P3"><text:tab/>"name" : "Abhijeet",</text:p>
      <text:p text:style-name="P3"><text:tab/>"subject" : "dbms",</text:p>
      <text:p text:style-name="P3"><text:tab/>"hobbies" : [</text:p>
      <text:p text:style-name="P3"><text:tab/><text:tab/>"singing",</text:p>
      <text:p text:style-name="P3"><text:tab/><text:tab/>"dancing",</text:p>
      <text:p text:style-name="P3"><text:tab/><text:tab/>"reading"</text:p>
      <text:p text:style-name="P3"><text:tab/>]</text:p>
      <text:p text:style-name="P3">}</text:p>
      <text:p text:style-name="P3"/>
      <text:p text:style-name="P3">{</text:p>
      <text:p text:style-name="P3"><text:tab/>"_id" : ObjectId("59c480dc49c761f1a4ad2c7b"),</text:p>
      <text:p text:style-name="P3"><text:tab/>"name" : "Taha",</text:p>
      <text:p text:style-name="P3"><text:tab/>"subject" : "toc"</text:p>
      <text:p text:style-name="P3">}</text:p>
      <text:p text:style-name="P3"/>
      <text:p text:style-name="P6">LIMIT:</text:p>
      <text:p text:style-name="P3"/>
      <text:p text:style-name="P3">&gt; db.Student.find().limit(5).pretty();</text:p>
      <text:p text:style-name="P3">{</text:p>
      <text:p text:style-name="P3"><text:tab/>"_id" : ObjectId("59c0abfa7578e4adb539f32c"),</text:p>
      <text:p text:style-name="P3"><text:tab/>"Rollno" : 1,</text:p>
      <text:p text:style-name="P3"><text:tab/>"name" : "Sanga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</text:p>
      <text:p text:style-name="P3"><text:soft-page-break/>}</text:p>
      <text:p text:style-name="P3">{</text:p>
      <text:p text:style-name="P3"><text:tab/>"_id" : ObjectId("59c0ac327578e4adb539f32d"),</text:p>
      <text:p text:style-name="P3"><text:tab/>"Rollno" : 2,</text:p>
      <text:p text:style-name="P3"><text:tab/>"name" : "Chinmay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</text:p>
      <text:p text:style-name="P3">}</text:p>
      <text:p text:style-name="P3">{</text:p>
      <text:p text:style-name="P3"><text:tab/>"_id" : ObjectId("59c0aca27578e4adb539f32e"),</text:p>
      <text:p text:style-name="P3"><text:tab/>"Rollno" : 3,</text:p>
      <text:p text:style-name="P3"><text:tab/>"name" : "Pratik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</text:p>
      <text:p text:style-name="P3"><text:tab/>]</text:p>
      <text:p text:style-name="P3">}</text:p>
      <text:p text:style-name="P3">{</text:p>
      <text:p text:style-name="P3"><text:tab/>"_id" : ObjectId("59c0acb97578e4adb539f32f"),</text:p>
      <text:p text:style-name="P3"><text:tab/>"Rollno" : 4,</text:p>
      <text:p text:style-name="P3"><text:tab/>"name" : "Dhwani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</text:p>
      <text:p text:style-name="P3"><text:tab/>]</text:p>
      <text:p text:style-name="P3">}</text:p>
      <text:p text:style-name="P3">{</text:p>
      <text:p text:style-name="P3"><text:tab/>"_id" : ObjectId("59c0acd17578e4adb539f330"),</text:p>
      <text:p text:style-name="P3"><text:tab/>"Rollno" : 5,</text:p>
      <text:p text:style-name="P3"><text:tab/>"name" : "Arnav",</text:p>
      <text:p text:style-name="P3"><text:tab/>"subject" : [</text:p>
      <text:p text:style-name="P3"><text:tab/><text:tab/>"ds",</text:p>
      <text:p text:style-name="P3"><text:tab/><text:tab/>"dm",</text:p>
      <text:p text:style-name="P3"><text:tab/><text:tab/>"del"</text:p>
      <text:p text:style-name="P3"><text:soft-page-break/><text:tab/>],</text:p>
      <text:p text:style-name="P3"><text:tab/>"languages" : [</text:p>
      <text:p text:style-name="P3"><text:tab/><text:tab/>"c++",</text:p>
      <text:p text:style-name="P3"><text:tab/><text:tab/>"c",</text:p>
      <text:p text:style-name="P3"><text:tab/><text:tab/>"python",</text:p>
      <text:p text:style-name="P3"><text:tab/><text:tab/>"java"</text:p>
      <text:p text:style-name="P3"><text:tab/>]</text:p>
      <text:p text:style-name="P3">}</text:p>
      <text:p text:style-name="P3"/>
      <text:p text:style-name="P6">SKIP:</text:p>
      <text:p text:style-name="P3"/>
      <text:p text:style-name="P3">&gt; db.Student.find().skip(5).pretty();</text:p>
      <text:p text:style-name="P3">{</text:p>
      <text:p text:style-name="P3"><text:tab/>"_id" : ObjectId("59c0ad0c7578e4adb539f331"),</text:p>
      <text:p text:style-name="P3"><text:tab/>"Rollno" : 6,</text:p>
      <text:p text:style-name="P3"><text:tab/>"name" : "Rohi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,</text:p>
      <text:p text:style-name="P3"><text:tab/>"hobbies" : "djaying"</text:p>
      <text:p text:style-name="P3">}</text:p>
      <text:p text:style-name="P3">{</text:p>
      <text:p text:style-name="P3"><text:tab/>"_id" : ObjectId("59c0adb47578e4adb539f332"),</text:p>
      <text:p text:style-name="P3"><text:tab/>"Rollno" : 7,</text:p>
      <text:p text:style-name="P3"><text:tab/>"name" : "Rohit",</text:p>
      <text:p text:style-name="P3"><text:tab/>"subject" : [</text:p>
      <text:p text:style-name="P3"><text:tab/><text:tab/>"dbms",</text:p>
      <text:p text:style-name="P3"><text:tab/><text:tab/>"toc",</text:p>
      <text:p text:style-name="P3"><text:tab/><text:tab/>"cn"</text:p>
      <text:p text:style-name="P3"><text:tab/>],</text:p>
      <text:p text:style-name="P3"><text:tab/>"hobbies" : "djaying"</text:p>
      <text:p text:style-name="P3">}</text:p>
      <text:p text:style-name="P3">{</text:p>
      <text:p text:style-name="P3"><text:tab/>"_id" : ObjectId("59c0addc7578e4adb539f333"),</text:p>
      <text:p text:style-name="P3"><text:tab/>"Rollno" : 8,</text:p>
      <text:p text:style-name="P3"><text:tab/>"name" : "Siddharth",</text:p>
      <text:p text:style-name="P3"><text:tab/>"subject" : "dbms",</text:p>
      <text:p text:style-name="P3"><text:tab/>"hobbies" : "[movies]"</text:p>
      <text:p text:style-name="P3">}</text:p>
      <text:p text:style-name="P3">{</text:p>
      <text:p text:style-name="P3"><text:tab/>"_id" : ObjectId("59c0ae447578e4adb539f334"),</text:p>
      <text:p text:style-name="P3"><text:tab/>"Rollno" : 9,</text:p>
      <text:p text:style-name="P3"><text:tab/>"name" : "Saurabh",</text:p>
      <text:p text:style-name="P3"><text:tab/>"subject" : "dbms",</text:p>
      <text:p text:style-name="P3"><text:tab/>"hobbies" : [</text:p>
      <text:p text:style-name="P3"><text:tab/><text:tab/>"chess",</text:p>
      <text:p text:style-name="P3"><text:tab/><text:tab/>"meeting people"</text:p>
      <text:p text:style-name="P3"><text:soft-page-break/><text:tab/>]</text:p>
      <text:p text:style-name="P3">}</text:p>
      <text:p text:style-name="P3">{</text:p>
      <text:p text:style-name="P3"><text:tab/>"_id" : ObjectId("59c0ae887578e4adb539f335"),</text:p>
      <text:p text:style-name="P3"><text:tab/>"Rollno" : 10,</text:p>
      <text:p text:style-name="P3"><text:tab/>"name" : "Abhijeet",</text:p>
      <text:p text:style-name="P3"><text:tab/>"subject" : "dbms",</text:p>
      <text:p text:style-name="P3"><text:tab/>"hobbies" : [</text:p>
      <text:p text:style-name="P3"><text:tab/><text:tab/>"singing",</text:p>
      <text:p text:style-name="P3"><text:tab/><text:tab/>"dancing",</text:p>
      <text:p text:style-name="P3"><text:tab/><text:tab/>"reading"</text:p>
      <text:p text:style-name="P3"><text:tab/>]</text:p>
      <text:p text:style-name="P3">}</text:p>
      <text:p text:style-name="P3"/>
      <text:p text:style-name="P3">{</text:p>
      <text:p text:style-name="P3"><text:tab/>"_id" : ObjectId("59c480dc49c761f1a4ad2c7b"),</text:p>
      <text:p text:style-name="P3"><text:tab/>"name" : "Taha",</text:p>
      <text:p text:style-name="P3"><text:tab/>"subject" : "toc"</text:p>
      <text:p text:style-name="P3">}</text:p>
      <text:p text:style-name="P3"/>
      <text:p text:style-name="P6">REMOVE:</text:p>
      <text:p text:style-name="P3"/>
      <text:p text:style-name="P4">&gt; db.Student.remove({'Rollno':1});</text:p>
      <text:p text:style-name="P4">WriteResult({ "nRemoved" : 1 })</text:p>
      <text:p text:style-name="P4"/>
      <text:p text:style-name="P4">&gt; db.Student.find().pretty();</text:p>
      <text:p text:style-name="P4">{</text:p>
      <text:p text:style-name="P4"><text:tab/>"_id" : ObjectId("59c0ac327578e4adb539f32d"),</text:p>
      <text:p text:style-name="P4"><text:tab/>"Rollno" : 2,</text:p>
      <text:p text:style-name="P4"><text:tab/>"name" : "Chinmay",</text:p>
      <text:p text:style-name="P4"><text:tab/>"subject" : [</text:p>
      <text:p text:style-name="P4"><text:tab/><text:tab/>"dbms",</text:p>
      <text:p text:style-name="P4"><text:tab/><text:tab/>"toc",</text:p>
      <text:p text:style-name="P4"><text:tab/><text:tab/>"cn"</text:p>
      <text:p text:style-name="P4"><text:tab/>]</text:p>
      <text:p text:style-name="P4">}</text:p>
      <text:p text:style-name="P4">{</text:p>
      <text:p text:style-name="P4"><text:tab/>"_id" : ObjectId("59c0aca27578e4adb539f32e"),</text:p>
      <text:p text:style-name="P4"><text:tab/>"Rollno" : 3,</text:p>
      <text:p text:style-name="P4"><text:tab/>"name" : "Pratik",</text:p>
      <text:p text:style-name="P4"><text:tab/>"subject" : [</text:p>
      <text:p text:style-name="P4"><text:tab/><text:tab/>"ds",</text:p>
      <text:p text:style-name="P4"><text:tab/><text:tab/>"dm",</text:p>
      <text:p text:style-name="P4"><text:tab/><text:tab/>"del"</text:p>
      <text:p text:style-name="P4"><text:tab/>],</text:p>
      <text:p text:style-name="P4"><text:tab/>"languages" : [</text:p>
      <text:p text:style-name="P4"><text:tab/><text:tab/>"c++",</text:p>
      <text:p text:style-name="P4"><text:tab/><text:tab/>"c",</text:p>
      <text:p text:style-name="P4"><text:tab/><text:tab/>"python"</text:p>
      <text:p text:style-name="P4"><text:soft-page-break/><text:tab/>]</text:p>
      <text:p text:style-name="P4">}</text:p>
      <text:p text:style-name="P4">{</text:p>
      <text:p text:style-name="P4"><text:tab/>"_id" : ObjectId("59c0acb97578e4adb539f32f"),</text:p>
      <text:p text:style-name="P4"><text:tab/>"Rollno" : 4,</text:p>
      <text:p text:style-name="P4"><text:tab/>"name" : "Dhwani",</text:p>
      <text:p text:style-name="P4"><text:tab/>"subject" : [</text:p>
      <text:p text:style-name="P4"><text:tab/><text:tab/>"ds",</text:p>
      <text:p text:style-name="P4"><text:tab/><text:tab/>"dm",</text:p>
      <text:p text:style-name="P4"><text:tab/><text:tab/>"del"</text:p>
      <text:p text:style-name="P4"><text:tab/>],</text:p>
      <text:p text:style-name="P4"><text:tab/>"languages" : [</text:p>
      <text:p text:style-name="P4"><text:tab/><text:tab/>"c++",</text:p>
      <text:p text:style-name="P4"><text:tab/><text:tab/>"c",</text:p>
      <text:p text:style-name="P4"><text:tab/><text:tab/>"python"</text:p>
      <text:p text:style-name="P4"><text:tab/>]</text:p>
      <text:p text:style-name="P4">}</text:p>
      <text:p text:style-name="P4">{</text:p>
      <text:p text:style-name="P4"><text:tab/>"_id" : ObjectId("59c0acd17578e4adb539f330"),</text:p>
      <text:p text:style-name="P4"><text:tab/>"Rollno" : 5,</text:p>
      <text:p text:style-name="P4"><text:tab/>"name" : "Arnav",</text:p>
      <text:p text:style-name="P4"><text:tab/>"subject" : [</text:p>
      <text:p text:style-name="P4"><text:tab/><text:tab/>"ds",</text:p>
      <text:p text:style-name="P4"><text:tab/><text:tab/>"dm",</text:p>
      <text:p text:style-name="P4"><text:tab/><text:tab/>"del"</text:p>
      <text:p text:style-name="P4"><text:tab/>],</text:p>
      <text:p text:style-name="P4"><text:tab/>"languages" : [</text:p>
      <text:p text:style-name="P4"><text:tab/><text:tab/>"c++",</text:p>
      <text:p text:style-name="P4"><text:tab/><text:tab/>"c",</text:p>
      <text:p text:style-name="P4"><text:tab/><text:tab/>"python",</text:p>
      <text:p text:style-name="P4"><text:tab/><text:tab/>"java"</text:p>
      <text:p text:style-name="P4"><text:tab/>]</text:p>
      <text:p text:style-name="P4">}</text:p>
      <text:p text:style-name="P4">{</text:p>
      <text:p text:style-name="P4"><text:tab/>"_id" : ObjectId("59c0ad0c7578e4adb539f331"),</text:p>
      <text:p text:style-name="P4"><text:tab/>"Rollno" : 6,</text:p>
      <text:p text:style-name="P4"><text:tab/>"name" : "Rohit",</text:p>
      <text:p text:style-name="P4"><text:tab/>"subject" : [</text:p>
      <text:p text:style-name="P4"><text:tab/><text:tab/>"dbms",</text:p>
      <text:p text:style-name="P4"><text:tab/><text:tab/>"toc",</text:p>
      <text:p text:style-name="P4"><text:tab/><text:tab/>"cn"</text:p>
      <text:p text:style-name="P4"><text:tab/>],</text:p>
      <text:p text:style-name="P4"><text:tab/>"hobbies" : "djaying"</text:p>
      <text:p text:style-name="P4">}</text:p>
      <text:p text:style-name="P4">{</text:p>
      <text:p text:style-name="P4"><text:tab/>"_id" : ObjectId("59c0adb47578e4adb539f332"),</text:p>
      <text:p text:style-name="P4"><text:tab/>"Rollno" : 7,</text:p>
      <text:p text:style-name="P4"><text:tab/>"name" : "Rohit",</text:p>
      <text:p text:style-name="P4"><text:tab/>"subject" : [</text:p>
      <text:p text:style-name="P4"><text:soft-page-break/><text:tab/><text:tab/>"dbms",</text:p>
      <text:p text:style-name="P4"><text:tab/><text:tab/>"toc",</text:p>
      <text:p text:style-name="P4"><text:tab/><text:tab/>"cn"</text:p>
      <text:p text:style-name="P4"><text:tab/>],</text:p>
      <text:p text:style-name="P4"><text:tab/>"hobbies" : "djaying"</text:p>
      <text:p text:style-name="P4">}</text:p>
      <text:p text:style-name="P4">{</text:p>
      <text:p text:style-name="P4"><text:tab/>"_id" : ObjectId("59c0addc7578e4adb539f333"),</text:p>
      <text:p text:style-name="P4"><text:tab/>"Rollno" : 8,</text:p>
      <text:p text:style-name="P4"><text:tab/>"name" : "Siddharth",</text:p>
      <text:p text:style-name="P4"><text:tab/>"subject" : "dbms",</text:p>
      <text:p text:style-name="P4"><text:tab/>"hobbies" : "[movies]"</text:p>
      <text:p text:style-name="P4">}</text:p>
      <text:p text:style-name="P4">{</text:p>
      <text:p text:style-name="P4"><text:tab/>"_id" : ObjectId("59c0ae447578e4adb539f334"),</text:p>
      <text:p text:style-name="P4"><text:tab/>"Rollno" : 9,</text:p>
      <text:p text:style-name="P4"><text:tab/>"name" : "Saurabh",</text:p>
      <text:p text:style-name="P4"><text:tab/>"subject" : "dbms",</text:p>
      <text:p text:style-name="P4"><text:tab/>"hobbies" : [</text:p>
      <text:p text:style-name="P4"><text:tab/><text:tab/>"chess",</text:p>
      <text:p text:style-name="P4"><text:tab/><text:tab/>"meeting people"</text:p>
      <text:p text:style-name="P4"><text:tab/>]</text:p>
      <text:p text:style-name="P4">}</text:p>
      <text:p text:style-name="P4">{</text:p>
      <text:p text:style-name="P4"><text:tab/>"_id" : ObjectId("59c0ae887578e4adb539f335"),</text:p>
      <text:p text:style-name="P4"><text:tab/>"Rollno" : 10,</text:p>
      <text:p text:style-name="P4"><text:tab/>"name" : "Abhijeet",</text:p>
      <text:p text:style-name="P4"><text:tab/>"subject" : "dbms",</text:p>
      <text:p text:style-name="P4"><text:tab/>"hobbies" : [</text:p>
      <text:p text:style-name="P4"><text:tab/><text:tab/>"singing",</text:p>
      <text:p text:style-name="P4"><text:tab/><text:tab/>"dancing",</text:p>
      <text:p text:style-name="P4"><text:tab/><text:tab/>"reading"</text:p>
      <text:p text:style-name="P4"><text:tab/>]</text:p>
      <text:p text:style-name="P4">}</text:p>
      <text:p text:style-name="P4">{</text:p>
      <text:p text:style-name="P4"><text:tab/>"_id" : ObjectId("59c480dc49c761f1a4ad2c7b"),</text:p>
      <text:p text:style-name="P4"><text:tab/>"name" : "Taha",</text:p>
      <text:p text:style-name="P4"><text:tab/>"subject" : "toc"</text:p>
      <text:p text:style-name="P4">}</text:p>
      <text:p text:style-name="P9"/>
      <text:p text:style-name="P8">SAVE:</text:p>
      <text:p text:style-name="P4"/>
      <text:p text:style-name="P5">&gt; db.Student.save({'Rollno':11,'name':'Sangat','subject':'dbms'});</text:p>
      <text:p text:style-name="P5">WriteResult({ "nInserted" : 1 })</text:p>
      <text:p text:style-name="P5"/>
      <text:p text:style-name="P5">{ "_id" : ObjectId("59c0ac327578e4adb539f32d"), "Rollno" : 2, "name" : "Chinmay", "subject" : [ "dbms", "toc", "cn" ] }</text:p>
      <text:p text:style-name="P5">{ "_id" : ObjectId("59c0aca27578e4adb539f32e"), "Rollno" : 3, "name" : "Pratik", "subject" : [ "ds", "dm", "del" ], "languages" : [ "c++", "c", "python" ] }</text:p>
      <text:p text:style-name="P5"><text:soft-page-break/>{ "_id" : ObjectId("59c0acb97578e4adb539f32f"), "Rollno" : 4, "name" : "Dhwani", "subject" : [ "ds", "dm", "del" ], "languages" : [ "c++", "c", "python" ] }</text:p>
      <text:p text:style-name="P5">{ "_id" : ObjectId("59c0acd17578e4adb539f330"), "Rollno" : 5, "name" : "Arnav", "subject" : [ "ds", "dm", "del" ], "languages" : [ "c++", "c", "python", "java" ] }</text:p>
      <text:p text:style-name="P5">{ "_id" : ObjectId("59c0ad0c7578e4adb539f331"), "Rollno" : 6, "name" : "Rohit", "subject" : [ "dbms", "toc", "cn" ], "hobbies" : "djaying" }</text:p>
      <text:p text:style-name="P5">{ "_id" : ObjectId("59c0adb47578e4adb539f332"), "Rollno" : 7, "name" : "Rohit", "subject" : [ "dbms", "toc", "cn" ], "hobbies" : "djaying" }</text:p>
      <text:p text:style-name="P5">{ "_id" : ObjectId("59c0addc7578e4adb539f333"), "Rollno" : 8, "name" : "Siddharth", "subject" : "dbms", "hobbies" : "[movies]" }</text:p>
      <text:p text:style-name="P5">{ "_id" : ObjectId("59c0ae447578e4adb539f334"), "Rollno" : 9, "name" : "Saurabh", "subject" : "dbms", "hobbies" : [ "chess", "meeting people" ] }</text:p>
      <text:p text:style-name="P5">{ "_id" : ObjectId("59c0ae887578e4adb539f335"), "Rollno" : 10, "name" : "Abhijeet", "subject" : "dbms", "hobbies" : [ "singing", "dancing", "reading" ] }</text:p>
      <text:p text:style-name="P5">{ "_id" : ObjectId("59c480dc49c761f1a4ad2c7b"), "name" : "Taha", "subject" : "toc" }</text:p>
      <text:p text:style-name="P5">{ "_id" : ObjectId("59c488b18312eebaa24570fd"), "Rollno" : 11, "name" : "Sangat", "subject" : "dbms" 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8:15:07.333727309</meta:creation-date>
    <dc:date>2017-09-22T09:59:15.168920163</dc:date>
    <meta:editing-duration>PT1H33M53S</meta:editing-duration>
    <meta:editing-cycles>6</meta:editing-cycles>
    <meta:generator>LibreOffice/4.2.8.2$Linux_X86_64 LibreOffice_project/420$Build-2</meta:generator>
    <meta:document-statistic meta:table-count="0" meta:image-count="0" meta:object-count="0" meta:page-count="18" meta:paragraph-count="764" meta:word-count="2071" meta:character-count="16339" meta:non-whitespace-character-count="13525"/>
  </office:meta>
</office:document-meta>
</file>